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 et Dawkins, 2006 : 190, cite lui-même Popper comme antécédent),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niveaux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a façon dont chaque individu perçoit une représentation dépend des modules cognitifs (ceux introduits par Fodor, 1983) mis en jeu. .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 Miton, Claidière et Mercier, 2015).</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e l'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Weismann, 1893):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La traduction de Neumann-Held (2001) est la mienne.</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entre spécification génotypique et réalisation phénotypique, ou encore entre substance et forme, est un modèle qui déforme la réalité et ne permet plus progresser (Lewontin, 2001a ; Lewontin,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 (Ingold, 1997):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Ingold, 1999).<text:note text:id="ftn3" text:note-class="footnote"><text:note-citation>4</text:note-citation><text:note-body><text:p text:style-name="Footnote">Un argument de type « pauvreté du stimulus » (Chomsky, 2005)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venant des sciences sociales pour aller vers le biologique: il part d'une notion de représentation publique venant des sciences sociales (par exemple une image, un discours, ou une idéologie, qui existent dans le monde physique extérieur), et la connecte avec la notion de représentation mentale des sciences cognitives (telle que développée par Marr, 1982),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mais elle est entièrement corporisée et inextricable du corps et de son développement (Ingold, 1997 ; Ingold, 2004).</text:p>
      <text:p text:style-name="Text_20_body">On retrouve alors une séparation entre d'un côté un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37">coévolution</text:span><text:span text:style-name="T38"> </text:span><text:span text:style-name="T39">gène-culture</text:span> (Sperber, 1996 : 114).</text:p>
      <text:h text:style-name="Heading_20_2" text:outline-level="2">Trois niveaux de critique</text:h>
      <text:p text:style-name="First_20_paragraph">La ligne d'Ingold rapportée ici s'appuie sur l'anthropologie du corps de Mauss (1979), l'approche écologique de la psychologie de Gibson (2014), l'écologie de l'esprit de Bateson (1972), et bien sûr sur le savoir pratique de Bourdieu (1980). <text:note text:id="ftn4" text:note-class="footnote"><text:note-citation>5</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40">mème</text:span><text:span text:style-name="T41"> </text:span><text:span text:style-name="T42">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2">On est tous le beau et le moche de quelqu'un</text:p>
        </text:list-item>
      </text:list>
      <text:p text:style-name="First_20_paragraph">Cet énoncé paraît neutre <text:span text:style-name="T43">a</text:span><text:span text:style-name="T44"> </text:span><text:span text:style-name="T45">priori</text:span>, et est suffisamment classique et consensuel pour être aimé<text:note text:id="ftn5" text:note-class="footnote"><text:note-citation>6</text:note-citation><text:note-body><text:p text:style-name="Footnote">C'est-à-dire marqué comme « favori ».</text:p></text:note-body></text:note>,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46">sens</text:span> de l'échange. Une réponse au message initial est d'abord faite sur le ton de l'humour :</text:p>
      <text:list text:style-name="L2">
        <text:list-item>
          <text:p text:style-name="P3">mais être moche c'est quand même la base ahah</text:p>
        </text:list-item>
      </text:list>
      <text:p text:style-name="First_20_paragraph">Puis deux échanges plus tard la conversation se termine :</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47">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5">l'étude de la diffusion sans mutation des représentations ,</text:p>
        </text:list-item>
        <text:list-item>
          <text:p text:style-name="P5">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48">et</text:span><text:span text:style-name="T49"> </text:span><text:span text:style-name="T50">al.</text:span>, 2014), voit se développer un courant s'intéressant à la « contagion complexe », c'est-à-dire l'étude de systèmes dont le processus de base n'est plus la transmission d'un objet atomique (un hashtag, une vidéo, une URL), mais la <text:span text:style-name="T51">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52">et</text:span><text:span text:style-name="T53"> </text:span><text:span text:style-name="T54">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1" text:outline-level="1">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55">qualitatif</text:span> et de <text:span text:style-name="T56">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57">arXiv</text:span><text:span text:style-name="T58">:</text:span><text:span text:style-name="T59">1402</text:span><text:span text:style-name="T60">.</text:span><text:span text:style-name="T61">6792</text:span><text:span text:style-name="T62"> </text:span><text:span text:style-name="T63">[</text:span><text:span text:style-name="T64">physics</text:span><text:span text:style-name="T65">]</text:span>. <text:a xlink:type="simple" xlink:href="http://arxiv.org/abs/1402.6792" office:name=""><text:span text:style-name="Definition">http://arxiv.org/abs/1402.6792</text:span></text:a> (21 février 2016).</text:p>
      <text:p text:style-name="Text_20_body">Aunger, Robert. 2000. <text:span text:style-name="T66">Darwinizing</text:span><text:span text:style-name="T67"> </text:span><text:span text:style-name="T68">culture:</text:span><text:span text:style-name="T69"> </text:span><text:span text:style-name="T70">the</text:span><text:span text:style-name="T71"> </text:span><text:span text:style-name="T72">status</text:span><text:span text:style-name="T73"> </text:span><text:span text:style-name="T74">of</text:span><text:span text:style-name="T75"> </text:span><text:span text:style-name="T76">memetics</text:span><text:span text:style-name="T77"> </text:span><text:span text:style-name="T78">as</text:span><text:span text:style-name="T79"> </text:span><text:span text:style-name="T80">a</text:span><text:span text:style-name="T81"> </text:span><text:span text:style-name="T82">science</text:span>. Oxford; New York: Oxford University Press.</text:p>
      <text:p text:style-name="Text_20_body">Bateson, Gregory. 1972. <text:span text:style-name="T83">Steps</text:span><text:span text:style-name="T84"> </text:span><text:span text:style-name="T85">to</text:span><text:span text:style-name="T86"> </text:span><text:span text:style-name="T87">an</text:span><text:span text:style-name="T88"> </text:span><text:span text:style-name="T89">Ecology</text:span><text:span text:style-name="T90"> </text:span><text:span text:style-name="T91">of</text:span><text:span text:style-name="T92"> </text:span><text:span text:style-name="T93">Mind</text:span><text:span text:style-name="T94">:</text:span><text:span text:style-name="T95"> </text:span><text:span text:style-name="T96">Collected</text:span><text:span text:style-name="T97"> </text:span><text:span text:style-name="T98">Essays</text:span><text:span text:style-name="T99"> </text:span><text:span text:style-name="T100">in</text:span><text:span text:style-name="T101"> </text:span><text:span text:style-name="T102">Anthropology</text:span><text:span text:style-name="T103">,</text:span><text:span text:style-name="T104"> </text:span><text:span text:style-name="T105">Psychiatry</text:span><text:span text:style-name="T106">,</text:span><text:span text:style-name="T107"> </text:span><text:span text:style-name="T108">Evolution</text:span><text:span text:style-name="T109">,</text:span><text:span text:style-name="T110"> </text:span><text:span text:style-name="T111">and</text:span><text:span text:style-name="T112"> </text:span><text:span text:style-name="T113">Epistemology</text:span>. University of Chicago Press.</text:p>
      <text:p text:style-name="Text_20_body">Becker, Howard S. 1996. The epistemology of qualitative research. In R. Jessor, A. Colby et R. A. Shweder (éd.), <text:span text:style-name="T114">Ethnography</text:span><text:span text:style-name="T115"> </text:span><text:span text:style-name="T116">and</text:span><text:span text:style-name="T117"> </text:span><text:span text:style-name="T118">human</text:span><text:span text:style-name="T119"> </text:span><text:span text:style-name="T120">development:</text:span><text:span text:style-name="T121"> </text:span><text:span text:style-name="T122">Context</text:span><text:span text:style-name="T123"> </text:span><text:span text:style-name="T124">and</text:span><text:span text:style-name="T125"> </text:span><text:span text:style-name="T126">meaning</text:span><text:span text:style-name="T127"> </text:span><text:span text:style-name="T128">in</text:span><text:span text:style-name="T129"> </text:span><text:span text:style-name="T130">social</text:span><text:span text:style-name="T131"> </text:span><text:span text:style-name="T132">inquiry</text:span>, 53‑71. (The John D. and Catherine T. MacArthur Foundation series on mental health and development.). Chicago, IL, US: University of Chicago Press.</text:p>
      <text:p text:style-name="Text_20_body">Bourdieu, Pierre. 1980. <text:span text:style-name="T133">Le</text:span><text:span text:style-name="T134"> </text:span><text:span text:style-name="T135">sens</text:span><text:span text:style-name="T136"> </text:span><text:span text:style-name="T137">pratique</text:span>. Paris: Editions de Minuit.</text:p>
      <text:p text:style-name="Text_20_body">Boyd, Robert et Peter J Richerson. 1985. <text:span text:style-name="T138">Culture</text:span><text:span text:style-name="T139"> </text:span><text:span text:style-name="T140">and</text:span><text:span text:style-name="T141"> </text:span><text:span text:style-name="T142">the</text:span><text:span text:style-name="T143"> </text:span><text:span text:style-name="T144">evolutionary</text:span><text:span text:style-name="T145"> </text:span><text:span text:style-name="T146">process</text:span>. Chicago: University of Chicago Press.</text:p>
      <text:p text:style-name="Text_20_body">Chomsky, Noam. 2005. <text:span text:style-name="T147">Rules</text:span><text:span text:style-name="T148"> </text:span><text:span text:style-name="T149">and</text:span><text:span text:style-name="T150"> </text:span><text:span text:style-name="T151">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52">Explaining</text:span><text:span text:style-name="T153"> </text:span><text:span text:style-name="T154">Language</text:span><text:span text:style-name="T155"> </text:span><text:span text:style-name="T156">Change</text:span><text:span text:style-name="T157">:</text:span><text:span text:style-name="T158"> </text:span><text:span text:style-name="T159">An</text:span><text:span text:style-name="T160"> </text:span><text:span text:style-name="T161">Evolutionary</text:span><text:span text:style-name="T162"> </text:span><text:span text:style-name="T163">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64">arXiv</text:span><text:span text:style-name="T165">:</text:span><text:span text:style-name="T166">1112</text:span><text:span text:style-name="T167">.</text:span><text:span text:style-name="T168">3670</text:span><text:span text:style-name="T169"> </text:span><text:span text:style-name="T170">[</text:span><text:span text:style-name="T171">physics</text:span><text:span text:style-name="T172">]</text:span>. <text:a xlink:type="simple" xlink:href="http://arxiv.org/abs/1112.3670" office:name=""><text:span text:style-name="Definition">http://arxiv.org/abs/1112.3670</text:span></text:a> (20 novembre 2013).</text:p>
      <text:p text:style-name="Text_20_body">Darwin, Charles. 1981. <text:span text:style-name="T173">The</text:span><text:span text:style-name="T174"> </text:span><text:span text:style-name="T175">Descent</text:span><text:span text:style-name="T176"> </text:span><text:span text:style-name="T177">of</text:span><text:span text:style-name="T178"> </text:span><text:span text:style-name="T179">Man</text:span><text:span text:style-name="T180">,</text:span><text:span text:style-name="T181"> </text:span><text:span text:style-name="T182">and</text:span><text:span text:style-name="T183"> </text:span><text:span text:style-name="T184">Selection</text:span><text:span text:style-name="T185"> </text:span><text:span text:style-name="T186">in</text:span><text:span text:style-name="T187"> </text:span><text:span text:style-name="T188">Relation</text:span><text:span text:style-name="T189"> </text:span><text:span text:style-name="T190">to</text:span><text:span text:style-name="T191"> </text:span><text:span text:style-name="T192">Sex</text:span>. Princeton, N.J.: Princeton University Press.</text:p>
      <text:p text:style-name="Text_20_body">Dawkins, Richard. 2006. <text:span text:style-name="T193">The</text:span><text:span text:style-name="T194"> </text:span><text:span text:style-name="T195">selfish</text:span><text:span text:style-name="T196"> </text:span><text:span text:style-name="T197">gene</text:span>. Oxford; New York: Oxford University Press.</text:p>
      <text:p text:style-name="Text_20_body">Fisher, Ronald A et J. H Bennett. 1999. <text:span text:style-name="T198">The</text:span><text:span text:style-name="T199"> </text:span><text:span text:style-name="T200">genetical</text:span><text:span text:style-name="T201"> </text:span><text:span text:style-name="T202">theory</text:span><text:span text:style-name="T203"> </text:span><text:span text:style-name="T204">of</text:span><text:span text:style-name="T205"> </text:span><text:span text:style-name="T206">natural</text:span><text:span text:style-name="T207"> </text:span><text:span text:style-name="T208">selection:</text:span><text:span text:style-name="T209"> </text:span><text:span text:style-name="T210">a</text:span><text:span text:style-name="T211"> </text:span><text:span text:style-name="T212">complete</text:span><text:span text:style-name="T213"> </text:span><text:span text:style-name="T214">variorum</text:span><text:span text:style-name="T215"> </text:span><text:span text:style-name="T216">edition</text:span>. Oxford: Oxford University Press.</text:p>
      <text:p text:style-name="Text_20_body">Fodor, Jerry A. 1983. <text:span text:style-name="T217">The</text:span><text:span text:style-name="T218"> </text:span><text:span text:style-name="T219">Modularity</text:span><text:span text:style-name="T220"> </text:span><text:span text:style-name="T221">of</text:span><text:span text:style-name="T222"> </text:span><text:span text:style-name="T223">Mind</text:span><text:span text:style-name="T224">:</text:span><text:span text:style-name="T225"> </text:span><text:span text:style-name="T226">An</text:span><text:span text:style-name="T227"> </text:span><text:span text:style-name="T228">Essay</text:span><text:span text:style-name="T229"> </text:span><text:span text:style-name="T230">on</text:span><text:span text:style-name="T231"> </text:span><text:span text:style-name="T232">Faculty</text:span><text:span text:style-name="T233"> </text:span><text:span text:style-name="T234">Psychology</text:span>. Cambridge, Mass.: MIT Press.</text:p>
      <text:p text:style-name="Text_20_body">Gibson, James J. 2014. <text:span text:style-name="T235">The</text:span><text:span text:style-name="T236"> </text:span><text:span text:style-name="T237">Ecological</text:span><text:span text:style-name="T238"> </text:span><text:span text:style-name="T239">Approach</text:span><text:span text:style-name="T240"> </text:span><text:span text:style-name="T241">to</text:span><text:span text:style-name="T242"> </text:span><text:span text:style-name="T243">Visual</text:span><text:span text:style-name="T244"> </text:span><text:span text:style-name="T245">Perception</text:span><text:span text:style-name="T246">:</text:span><text:span text:style-name="T247"> </text:span><text:span text:style-name="T248">Classic</text:span><text:span text:style-name="T249"> </text:span><text:span text:style-name="T250">Edition</text:span>. Psychology Press.</text:p>
      <text:p text:style-name="Text_20_body">Gould, Stephen Jay. 1977. <text:span text:style-name="T251">Ontogeny</text:span><text:span text:style-name="T252"> </text:span><text:span text:style-name="T253">and</text:span><text:span text:style-name="T254"> </text:span><text:span text:style-name="T255">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256">Social</text:span><text:span text:style-name="T257"> </text:span><text:span text:style-name="T258">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259">Anthropology</text:span><text:span text:style-name="T260"> </text:span><text:span text:style-name="T261">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262">Cambridge</text:span><text:span text:style-name="T263"> </text:span><text:span text:style-name="T264">University</text:span><text:span text:style-name="T265"> </text:span><text:span text:style-name="T266">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Jablonka, Eva M. 2001. The Systems of Inheritance. In Susan Oyama, Paul Griffiths et Russell D Gray (éd.), <text:span text:style-name="T267">Cycles</text:span><text:span text:style-name="T268"> </text:span><text:span text:style-name="T269">of</text:span><text:span text:style-name="T270"> </text:span><text:span text:style-name="T271">contingency:</text:span><text:span text:style-name="T272"> </text:span><text:span text:style-name="T273">developmental</text:span><text:span text:style-name="T274"> </text:span><text:span text:style-name="T275">systems</text:span><text:span text:style-name="T276"> </text:span><text:span text:style-name="T277">and</text:span><text:span text:style-name="T278"> </text:span><text:span text:style-name="T279">evolution</text:span>, 99‑116. Cambridge, Mass.: MIT Press.</text:p>
      <text:p text:style-name="Text_20_body">Kroeber, A. L. 1952. <text:span text:style-name="T280">The</text:span><text:span text:style-name="T281"> </text:span><text:span text:style-name="T282">Nature</text:span><text:span text:style-name="T283"> </text:span><text:span text:style-name="T284">of</text:span><text:span text:style-name="T285"> </text:span><text:span text:style-name="T286">Culture</text:span>. Chicago: University of Chicago Press.</text:p>
      <text:p text:style-name="Text_20_body">Lauf, Aurelien, Mathieu Valette et Leila Khouas. 2013. Analyzing Variation Patterns In Quotes Over Time. <text:span text:style-name="T287">Research</text:span><text:span text:style-name="T288"> </text:span><text:span text:style-name="T289">in</text:span><text:span text:style-name="T290"> </text:span><text:span text:style-name="T291">Computing</text:span><text:span text:style-name="T292"> </text:span><text:span text:style-name="T293">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294">Proceedings</text:span><text:span text:style-name="T295"> </text:span><text:span text:style-name="T296">of</text:span><text:span text:style-name="T297"> </text:span><text:span text:style-name="T298">the</text:span><text:span text:style-name="T299"> </text:span><text:span text:style-name="T300">15th</text:span><text:span text:style-name="T301"> </text:span><text:span text:style-name="T302">ACM</text:span><text:span text:style-name="T303"> </text:span><text:span text:style-name="T304">SIGKDD</text:span><text:span text:style-name="T305"> </text:span><text:span text:style-name="T306">International</text:span><text:span text:style-name="T307"> </text:span><text:span text:style-name="T308">Conference</text:span><text:span text:style-name="T309"> </text:span><text:span text:style-name="T310">on</text:span><text:span text:style-name="T311"> </text:span><text:span text:style-name="T312">Knowledge</text:span><text:span text:style-name="T313"> </text:span><text:span text:style-name="T314">Discovery</text:span><text:span text:style-name="T315"> </text:span><text:span text:style-name="T316">and</text:span><text:span text:style-name="T317"> </text:span><text:span text:style-name="T318">Data</text:span><text:span text:style-name="T319"> </text:span><text:span text:style-name="T320">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Lewontin, Richard C. 2001a. Gene, Organism and Environment: A New Introduction. In Susan Oyama, Paul Griffiths et Russell D Gray (éd.), <text:span text:style-name="T321">Cycles</text:span><text:span text:style-name="T322"> </text:span><text:span text:style-name="T323">of</text:span><text:span text:style-name="T324"> </text:span><text:span text:style-name="T325">contingency:</text:span><text:span text:style-name="T326"> </text:span><text:span text:style-name="T327">developmental</text:span><text:span text:style-name="T328"> </text:span><text:span text:style-name="T329">systems</text:span><text:span text:style-name="T330"> </text:span><text:span text:style-name="T331">and</text:span><text:span text:style-name="T332"> </text:span><text:span text:style-name="T333">evolution</text:span>, 55‑58. Cambridge, Mass.: MIT Press.</text:p>
      <text:p text:style-name="Text_20_body">Lewontin, Richard C. 2001b. Gene, Organism and Environment. In Susan Oyama, Paul Griffiths et Russell D Gray (éd.), <text:span text:style-name="T334">Cycles</text:span><text:span text:style-name="T335"> </text:span><text:span text:style-name="T336">of</text:span><text:span text:style-name="T337"> </text:span><text:span text:style-name="T338">contingency:</text:span><text:span text:style-name="T339"> </text:span><text:span text:style-name="T340">developmental</text:span><text:span text:style-name="T341"> </text:span><text:span text:style-name="T342">systems</text:span><text:span text:style-name="T343"> </text:span><text:span text:style-name="T344">and</text:span><text:span text:style-name="T345"> </text:span><text:span text:style-name="T346">evolution</text:span>, 59‑66. Cambridge, Mass.: MIT Press.</text:p>
      <text:p text:style-name="Text_20_body">Maingueneau, Dominique. 2004. La situation d’énonciation, entre langue et discours. In, <text:span text:style-name="T347">Dix</text:span><text:span text:style-name="T348"> </text:span><text:span text:style-name="T349">ans</text:span><text:span text:style-name="T350"> </text:span><text:span text:style-name="T351">de</text:span><text:span text:style-name="T352"> </text:span><text:span text:style-name="T353">S</text:span><text:span text:style-name="T354">.</text:span><text:span text:style-name="T355">D</text:span><text:span text:style-name="T356">.</text:span><text:span text:style-name="T357">U</text:span><text:span text:style-name="T358">.</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rr, David. 1982. <text:span text:style-name="T359">Vision:</text:span><text:span text:style-name="T360"> </text:span><text:span text:style-name="T361">A</text:span><text:span text:style-name="T362"> </text:span><text:span text:style-name="T363">Computational</text:span><text:span text:style-name="T364"> </text:span><text:span text:style-name="T365">Investigation</text:span><text:span text:style-name="T366"> </text:span><text:span text:style-name="T367">into</text:span><text:span text:style-name="T368"> </text:span><text:span text:style-name="T369">the</text:span><text:span text:style-name="T370"> </text:span><text:span text:style-name="T371">Human</text:span><text:span text:style-name="T372"> </text:span><text:span text:style-name="T373">Representation</text:span><text:span text:style-name="T374"> </text:span><text:span text:style-name="T375">and</text:span><text:span text:style-name="T376"> </text:span><text:span text:style-name="T377">Processing</text:span><text:span text:style-name="T378"> </text:span><text:span text:style-name="T379">of</text:span><text:span text:style-name="T380"> </text:span><text:span text:style-name="T381">Visual</text:span><text:span text:style-name="T382"> </text:span><text:span text:style-name="T383">Information</text:span>. New York: W.H. Freeman.</text:p>
      <text:p text:style-name="Text_20_body">Mauss, Marcel. 1979. <text:span text:style-name="T384">Sociology</text:span><text:span text:style-name="T385"> </text:span><text:span text:style-name="T386">and</text:span><text:span text:style-name="T387"> </text:span><text:span text:style-name="T388">psychology:</text:span><text:span text:style-name="T389"> </text:span><text:span text:style-name="T390">Essays</text:span><text:span text:style-name="T391">.</text:span><text:span text:style-name="T392"> </text:span><text:span text:style-name="T393">Transl</text:span><text:span text:style-name="T394">.</text:span><text:span text:style-name="T395"> </text:span><text:span text:style-name="T396">by</text:span><text:span text:style-name="T397"> </text:span><text:span text:style-name="T398">Ben</text:span><text:span text:style-name="T399"> </text:span><text:span text:style-name="T400">Brewster</text:span><text:span text:style-name="T401">.</text:span> London: Routledge &amp; Kegan Paul.</text:p>
      <text:p text:style-name="Text_20_body">Mesoudi, Alex. 2011. <text:span text:style-name="T402">Cultural</text:span><text:span text:style-name="T403"> </text:span><text:span text:style-name="T404">Evolution</text:span><text:span text:style-name="T405">:</text:span><text:span text:style-name="T406"> </text:span><text:span text:style-name="T407">How</text:span><text:span text:style-name="T408"> </text:span><text:span text:style-name="T409">Darwinian</text:span><text:span text:style-name="T410"> </text:span><text:span text:style-name="T411">Theory</text:span><text:span text:style-name="T412"> </text:span><text:span text:style-name="T413">Can</text:span><text:span text:style-name="T414"> </text:span><text:span text:style-name="T415">Explain</text:span><text:span text:style-name="T416"> </text:span><text:span text:style-name="T417">Human</text:span><text:span text:style-name="T418"> </text:span><text:span text:style-name="T419">Culture</text:span><text:span text:style-name="T420"> </text:span><text:span text:style-name="T421">and</text:span><text:span text:style-name="T422"> </text:span><text:span text:style-name="T423">Synthesize</text:span><text:span text:style-name="T424"> </text:span><text:span text:style-name="T425">the</text:span><text:span text:style-name="T426"> </text:span><text:span text:style-name="T427">Social</text:span><text:span text:style-name="T428"> </text:span><text:span text:style-name="T429">Sciences</text:span>. University of Chicago Press.</text:p>
      <text:p text:style-name="Text_20_body">Mesoudi, Alex, Andrew Whiten et Kevin N. Laland. 2006. Towards a unified science of cultural evolution. <text:span text:style-name="T430">Behavioral</text:span><text:span text:style-name="T431"> </text:span><text:span text:style-name="T432">and</text:span><text:span text:style-name="T433"> </text:span><text:span text:style-name="T434">Brain</text:span><text:span text:style-name="T435"> </text:span><text:span text:style-name="T436">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437">Evolution</text:span><text:span text:style-name="T438"> </text:span><text:span text:style-name="T439">and</text:span><text:span text:style-name="T440"> </text:span><text:span text:style-name="T441">Human</text:span><text:span text:style-name="T442"> </text:span><text:span text:style-name="T443">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444">Proceedings</text:span><text:span text:style-name="T445"> </text:span><text:span text:style-name="T446">of</text:span><text:span text:style-name="T447"> </text:span><text:span text:style-name="T448">the</text:span><text:span text:style-name="T449"> </text:span><text:span text:style-name="T450">National</text:span><text:span text:style-name="T451"> </text:span><text:span text:style-name="T452">Academy</text:span><text:span text:style-name="T453"> </text:span><text:span text:style-name="T454">of</text:span><text:span text:style-name="T455"> </text:span><text:span text:style-name="T456">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Neumann-Held, Eva M. 2001. Let’s Talk About Genes: The Process Molecular Gene Concept and Its Context. In Susan Oyama, Paul Griffiths et Russell D Gray (éd.), <text:span text:style-name="T457">Cycles</text:span><text:span text:style-name="T458"> </text:span><text:span text:style-name="T459">of</text:span><text:span text:style-name="T460"> </text:span><text:span text:style-name="T461">contingency:</text:span><text:span text:style-name="T462"> </text:span><text:span text:style-name="T463">developmental</text:span><text:span text:style-name="T464"> </text:span><text:span text:style-name="T465">systems</text:span><text:span text:style-name="T466"> </text:span><text:span text:style-name="T467">and</text:span><text:span text:style-name="T468"> </text:span><text:span text:style-name="T469">evolution</text:span>, 69‑84. Cambridge, Mass.: MIT Press.</text:p>
      <text:p text:style-name="Text_20_body">O’Regan, J. Kevin et Alva Noë. 2001. A sensorimotor account of vision and visual consciousness. <text:span text:style-name="T470">Behavioral</text:span><text:span text:style-name="T471"> </text:span><text:span text:style-name="T472">and</text:span><text:span text:style-name="T473"> </text:span><text:span text:style-name="T474">Brain</text:span><text:span text:style-name="T475"> </text:span><text:span text:style-name="T476">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477">Cycles</text:span><text:span text:style-name="T478"> </text:span><text:span text:style-name="T479">of</text:span><text:span text:style-name="T480"> </text:span><text:span text:style-name="T481">contingency:</text:span><text:span text:style-name="T482"> </text:span><text:span text:style-name="T483">developmental</text:span><text:span text:style-name="T484"> </text:span><text:span text:style-name="T485">systems</text:span><text:span text:style-name="T486"> </text:span><text:span text:style-name="T487">and</text:span><text:span text:style-name="T488"> </text:span><text:span text:style-name="T489">evolution</text:span>. Cambridge, Mass.: MIT Press.</text:p>
      <text:p text:style-name="Text_20_body">Portin, Petter. 1993. The Concept of the Gene: Short History and Present Status. <text:span text:style-name="T490">The</text:span><text:span text:style-name="T491"> </text:span><text:span text:style-name="T492">Quarterly</text:span><text:span text:style-name="T493"> </text:span><text:span text:style-name="T494">Review</text:span><text:span text:style-name="T495"> </text:span><text:span text:style-name="T496">of</text:span><text:span text:style-name="T497"> </text:span><text:span text:style-name="T498">Biology</text:span> 68(2). 173‑223. <text:a xlink:type="simple" xlink:href="http://www.jstor.org/stable/2829967" office:name=""><text:span text:style-name="Definition">http://www.jstor.org/stable/2829967</text:span></text:a> (22 octobre 2016).</text:p>
      <text:p text:style-name="Text_20_body">Prum, Richard O. et Alan H. Brush. 2014. Which Came First, the Feather or the Bird? <text:span text:style-name="T499">Scientific</text:span><text:span text:style-name="T500"> </text:span><text:span text:style-name="T501">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502">Fifth</text:span><text:span text:style-name="T503"> </text:span><text:span text:style-name="T504">International</text:span><text:span text:style-name="T505"> </text:span><text:span text:style-name="T506">AAAI</text:span><text:span text:style-name="T507"> </text:span><text:span text:style-name="T508">Conference</text:span><text:span text:style-name="T509"> </text:span><text:span text:style-name="T510">on</text:span><text:span text:style-name="T511"> </text:span><text:span text:style-name="T512">Weblogs</text:span><text:span text:style-name="T513"> </text:span><text:span text:style-name="T514">and</text:span><text:span text:style-name="T515"> </text:span><text:span text:style-name="T516">Social</text:span><text:span text:style-name="T517"> </text:span><text:span text:style-name="T518">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519">What</text:span><text:span text:style-name="T520"> </text:span><text:span text:style-name="T521">science</text:span><text:span text:style-name="T522"> </text:span><text:span text:style-name="T523">offers</text:span><text:span text:style-name="T524"> </text:span><text:span text:style-name="T525">the</text:span><text:span text:style-name="T526"> </text:span><text:span text:style-name="T527">humanities:</text:span><text:span text:style-name="T528"> </text:span><text:span text:style-name="T529">integrating</text:span><text:span text:style-name="T530"> </text:span><text:span text:style-name="T531">body</text:span><text:span text:style-name="T532"> </text:span><text:span text:style-name="T533">and</text:span><text:span text:style-name="T534"> </text:span><text:span text:style-name="T535">culture</text:span>. Cambridge; New York: Cambridge University Press.</text:p>
      <text:p text:style-name="Text_20_body">Sperber, Dan. 1996. <text:span text:style-name="T536">Explaining</text:span><text:span text:style-name="T537"> </text:span><text:span text:style-name="T538">culture:</text:span><text:span text:style-name="T539"> </text:span><text:span text:style-name="T540">a</text:span><text:span text:style-name="T541"> </text:span><text:span text:style-name="T542">naturalistic</text:span><text:span text:style-name="T543"> </text:span><text:span text:style-name="T544">approach</text:span>. Oxford, UK; Cambridge, Mass.: Blackwell.</text:p>
      <text:p text:style-name="Text_20_body">Weismann, August. 1893. <text:span text:style-name="T545">The</text:span><text:span text:style-name="T546"> </text:span><text:span text:style-name="T547">Germ</text:span><text:span text:style-name="T548">-</text:span><text:span text:style-name="T549">Plasm</text:span><text:span text:style-name="T550">:</text:span><text:span text:style-name="T551"> </text:span><text:span text:style-name="T552">A</text:span><text:span text:style-name="T553"> </text:span><text:span text:style-name="T554">Theory</text:span><text:span text:style-name="T555"> </text:span><text:span text:style-name="T556">of</text:span><text:span text:style-name="T557"> </text:span><text:span text:style-name="T558">Heredity</text:span>. Scribner’s.</text:p>
      <text:p text:style-name="Text_20_body">West-Eberhard, Mary Jane. 2003. <text:span text:style-name="T559">Developmental</text:span><text:span text:style-name="T560"> </text:span><text:span text:style-name="T561">plasticity</text:span><text:span text:style-name="T562"> </text:span><text:span text:style-name="T563">and</text:span><text:span text:style-name="T564"> </text:span><text:span text:style-name="T565">evolution</text:span>. Oxford; New York: Oxford University Press.</text:p>
      <text:p text:style-name="Text_20_body">Wittgenstein, Ludwig et Gertrude Elizabeth Margaret Anscombe. 1958. <text:span text:style-name="T566">Philosophical</text:span><text:span text:style-name="T567"> </text:span><text:span text:style-name="T56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